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18d1b" officeooo:paragraph-rsid="00118d1b"/>
    </style:style>
    <style:style style:name="P2" style:family="paragraph" style:parent-style-name="Standard">
      <style:paragraph-properties fo:text-align="justify" style:justify-single-word="false"/>
      <style:text-properties officeooo:rsid="00118d1b" officeooo:paragraph-rsid="00127570"/>
    </style:style>
    <style:style style:name="P3" style:family="paragraph" style:parent-style-name="Standard">
      <style:text-properties officeooo:rsid="00118d1b" officeooo:paragraph-rsid="00127570"/>
    </style:style>
    <style:style style:name="T1" style:family="text">
      <style:text-properties officeooo:rsid="001275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text:p>
      <text:p text:style-name="P1"/>
      <text:p text:style-name="P2">Thank you for your very careful review of our <text:span text:style-name="T1">manuscript</text:span>, and for the comments, corrections and suggestions that ensued. An extensive revision of the paper <text:span text:style-name="T1">entitled “Differential Evolution with Enhancement Diversity Maintenance” </text:span>has been carried out to take all of them into account. Along the process, we believe the paper has been significantly improved.</text:p>
      <text:p text:style-name="P1"/>
      <text:p text:style-name="P2"><text:span text:style-name="T1">In addition</text:span>, <text:span text:style-name="T1">we have considered to cite a highly related work entitle “(Non) convergence results for the differential evolution method” by Marco Locatelli, this manuscript explains in detail several weakness of Differential Evolution that are addressed in our work.</text:span></text:p>
      <text:p text:style-name="P2"/>
      <text:p text:style-name="P3"/>
      <text:p text:style-name="P1"/>
      <text:p text:style-name="P1"/>
      <text:p text:style-name="P1">Thanks for your suppor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13:17:34.515784420</meta:creation-date>
    <dc:date>2019-06-03T13:37:42.203187924</dc:date>
    <meta:editing-duration>PT20M7S</meta:editing-duration>
    <meta:editing-cycles>4</meta:editing-cycles>
    <meta:generator>LibreOffice/6.0.6.2$Linux_X86_64 LibreOffice_project/00m0$Build-2</meta:generator>
    <meta:document-statistic meta:table-count="0" meta:image-count="0" meta:object-count="0" meta:page-count="1" meta:paragraph-count="4" meta:word-count="99" meta:character-count="657" meta:non-whitespace-character-count="562"/>
  </office:meta>
</office:document-meta>
</file>